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tyle="italic" officeooo:rsid="001ef2c3" officeooo:paragraph-rsid="0059a9c8" style:font-style-asian="italic" style:font-style-complex="italic"/>
    </style:style>
    <style:style style:name="P2" style:family="paragraph" style:parent-style-name="Standard">
      <style:text-properties style:font-name="Liberation Serif" fo:font-size="12pt" fo:font-style="italic" officeooo:rsid="0033b790" officeooo:paragraph-rsid="0059a9c8" style:font-size-asian="12pt" style:font-style-asian="italic" style:font-size-complex="12pt" style:font-style-complex="italic"/>
    </style:style>
    <style:style style:name="P3" style:family="paragraph" style:parent-style-name="Standard" style:list-style-name="L1">
      <style:text-properties style:font-name="Liberation Serif" fo:font-size="12pt" fo:font-style="normal" officeooo:rsid="0069b126" officeooo:paragraph-rsid="0069b126" style:font-size-asian="12pt" style:font-style-asian="normal" style:font-size-complex="12pt" style:font-style-complex="normal"/>
    </style:style>
    <style:style style:name="P4" style:family="paragraph" style:parent-style-name="Standard" style:list-style-name="L1">
      <style:text-properties style:font-name="Liberation Serif" fo:font-size="12pt" fo:font-style="normal" officeooo:rsid="006b8a53" officeooo:paragraph-rsid="006db069" style:font-size-asian="12pt" style:font-style-asian="normal" style:font-size-complex="12pt" style:font-style-complex="normal"/>
    </style:style>
    <style:style style:name="P5" style:family="paragraph" style:parent-style-name="Standard" style:list-style-name="L1">
      <style:text-properties style:font-name="Liberation Serif" fo:font-size="12pt" fo:font-style="normal" officeooo:rsid="006b8a53" officeooo:paragraph-rsid="006c8487" style:font-size-asian="12pt" style:font-style-asian="normal" style:font-size-complex="12pt" style:font-style-complex="normal"/>
    </style:style>
    <style:style style:name="P6" style:family="paragraph" style:parent-style-name="Standard" style:list-style-name="L1">
      <style:text-properties style:font-name="Liberation Serif" fo:font-size="12pt" fo:font-style="normal" officeooo:rsid="006db069" officeooo:paragraph-rsid="006db069" style:font-size-asian="12pt" style:font-style-asian="normal" style:font-size-complex="12pt" style:font-style-complex="normal"/>
    </style:style>
    <style:style style:name="P7" style:family="paragraph" style:parent-style-name="Standard" style:list-style-name="L1">
      <style:text-properties style:font-name="Liberation Serif" fo:font-size="12pt" fo:font-style="normal" officeooo:rsid="006c8487" officeooo:paragraph-rsid="006c8487" style:font-size-asian="12pt" style:font-style-asian="normal" style:font-size-complex="12pt" style:font-style-complex="normal"/>
    </style:style>
    <style:style style:name="P8" style:family="paragraph" style:parent-style-name="Standard" style:list-style-name="L1">
      <style:text-properties style:font-name="Liberation Serif" fo:font-size="12pt" fo:font-style="normal" officeooo:rsid="0072c600" officeooo:paragraph-rsid="0072c600" style:font-size-asian="12pt" style:font-style-asian="normal" style:font-size-complex="12pt" style:font-style-complex="normal"/>
    </style:style>
    <style:style style:name="P9" style:family="paragraph" style:parent-style-name="Standard" style:list-style-name="L1">
      <style:text-properties style:font-name="Liberation Serif" fo:font-size="12pt" fo:font-style="normal" officeooo:rsid="006e0af4" officeooo:paragraph-rsid="0072c600" style:font-size-asian="12pt" style:font-style-asian="normal" style:font-size-complex="12pt" style:font-style-complex="normal"/>
    </style:style>
    <style:style style:name="P10" style:family="paragraph" style:parent-style-name="Standard" style:list-style-name="L1">
      <style:text-properties style:font-name="Liberation Serif" fo:font-size="12pt" fo:font-style="normal" officeooo:rsid="006f7b48" officeooo:paragraph-rsid="0072c600" style:font-size-asian="12pt" style:font-style-asian="normal" style:font-size-complex="12pt" style:font-style-complex="normal"/>
    </style:style>
    <style:style style:name="P11" style:family="paragraph" style:parent-style-name="Standard" style:list-style-name="L1">
      <style:text-properties style:font-name="Liberation Serif" fo:font-size="12pt" fo:font-style="normal" officeooo:rsid="0074ff16" officeooo:paragraph-rsid="0074ff16" style:font-size-asian="12pt" style:font-style-asian="normal" style:font-size-complex="12pt" style:font-style-complex="normal"/>
    </style:style>
    <style:style style:name="P12" style:family="paragraph" style:parent-style-name="Standard" style:list-style-name="L1">
      <style:text-properties style:font-name="Liberation Serif" fo:font-size="12pt" fo:font-style="normal" officeooo:rsid="0075abf4" officeooo:paragraph-rsid="0075abf4" style:font-size-asian="12pt" style:font-style-asian="normal" style:font-size-complex="12pt" style:font-style-complex="normal"/>
    </style:style>
    <style:style style:name="P13" style:family="paragraph" style:parent-style-name="Standard" style:list-style-name="L1">
      <style:text-properties style:font-name="Liberation Serif" fo:font-size="12pt" fo:font-style="normal" officeooo:rsid="0075abf4" officeooo:paragraph-rsid="0077143f" style:font-size-asian="12pt" style:font-style-asian="normal" style:font-size-complex="12pt" style:font-style-complex="normal"/>
    </style:style>
    <style:style style:name="P14" style:family="paragraph" style:parent-style-name="Standard" style:list-style-name="L1">
      <style:text-properties style:font-name="Liberation Serif" fo:font-size="12pt" fo:font-style="normal" officeooo:rsid="0077143f" officeooo:paragraph-rsid="0077143f" style:font-size-asian="12pt" style:font-style-asian="normal" style:font-size-complex="12pt" style:font-style-complex="normal"/>
    </style:style>
    <style:style style:name="P15" style:family="paragraph" style:parent-style-name="Standard" style:list-style-name="L1">
      <style:text-properties style:font-name="Courier" fo:font-size="12pt" fo:font-style="normal" officeooo:rsid="006c8487" officeooo:paragraph-rsid="006c8487" style:font-size-asian="12pt" style:font-style-asian="normal" style:font-size-complex="12pt" style:font-style-complex="normal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officeooo:rsid="0033b790" style:font-size-asian="12pt" style:font-size-complex="12pt"/>
    </style:style>
    <style:style style:name="T3" style:family="text">
      <style:text-properties style:font-name="Liberation Serif" fo:font-size="12pt" officeooo:rsid="00681a02" style:font-size-asian="12pt" style:font-size-complex="12pt"/>
    </style:style>
    <style:style style:name="T4" style:family="text">
      <style:text-properties officeooo:rsid="004ba607"/>
    </style:style>
    <style:style style:name="T5" style:family="text">
      <style:text-properties style:font-name="Courier"/>
    </style:style>
    <style:style style:name="T6" style:family="text">
      <style:text-properties style:font-name="Courier" officeooo:rsid="006c8487"/>
    </style:style>
    <style:style style:name="T7" style:family="text">
      <style:text-properties officeooo:rsid="006c8487"/>
    </style:style>
    <style:style style:name="T8" style:family="text">
      <style:text-properties officeooo:rsid="006db069"/>
    </style:style>
    <style:style style:name="T9" style:family="text">
      <style:text-properties officeooo:rsid="006f7b48"/>
    </style:style>
    <style:style style:name="T10" style:family="text">
      <style:text-properties officeooo:rsid="00700465"/>
    </style:style>
    <style:style style:name="T11" style:family="text">
      <style:text-properties officeooo:rsid="00739ff2"/>
    </style:style>
    <style:style style:name="T12" style:family="text">
      <style:text-properties officeooo:rsid="0077143f"/>
    </style:style>
    <style:style style:name="T13" style:family="text">
      <style:text-properties officeooo:rsid="00799b4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14</text:span><text:span text:style-name="T1"> </text:span><text:span text:style-name="T3">Mar</text:span><text:span text:style-name="T1"> 2016 – </text:span><text:span text:style-name="T2">Monday</text:span></text:p>
      <text:p text:style-name="P2"/>
      <text:list xml:id="list4118630380088677466" text:style-name="L1">
        <text:list-item>
          <text:p text:style-name="P3"><text:span text:style-name="T4">S</text:span>emantics<text:span text:style-name="T8"> – handles the stuff a statement is associated with, like name, address, type, value</text:span></text:p>
        </text:list-item>
        <text:list-item>
          <text:p text:style-name="P6">Order of operations</text:p>
          <text:list>
            <text:list-item>
              <text:p text:style-name="P4">Polish Notation: writing operators to the left of operands</text:p>
              <text:p text:style-name="P5">e.g.,<text:tab/><text:span text:style-name="T5">5+6<text:tab/><text:tab/><text:tab/>+ 5 6</text:span></text:p>
              <text:list>
                <text:list-item>
                  <text:list>
                    <text:list-header>
                      <text:p text:style-name="P15">5+2*10-6<text:tab/><text:tab/>- + * 2 10 5 6</text:p>
                    </text:list-header>
                  </text:list>
                </text:list-item>
              </text:list>
            </text:list-item>
            <text:list-item>
              <text:p text:style-name="P5">Reverse Polish Notation: writing operators to the right of operands</text:p>
              <text:p text:style-name="P5"><text:span text:style-name="T7">e</text:span>.g., <text:tab/><text:span text:style-name="T5">5+6-</text:span><text:span text:style-name="T6">3<text:tab/><text:tab/>5 6 3 - +</text:span></text:p>
            </text:list-item>
          </text:list>
        </text:list-item>
        <text:list-item>
          <text:p text:style-name="P7">Static area – constants</text:p>
        </text:list-item>
        <text:list-item>
          <text:p text:style-name="P6">Run-time area – bindings, functions, and local variables</text:p>
        </text:list-item>
        <text:list-item>
          <text:p text:style-name="P6">Heap – dynamically-allocated information; governs pass by reference/value</text:p>
        </text:list-item>
        <text:list-item>
          <text:p text:style-name="P8">Garbage collection</text:p>
          <text:list>
            <text:list-item>
              <text:p text:style-name="P9">Reference Counting</text:p>
              <text:list>
                <text:list-item>
                  <text:p text:style-name="P9"><text:span text:style-name="T9">E</text:span>very entry in the heap has a counter for references to that variable in the run-time area</text:p>
                </text:list-item>
                <text:list-item>
                  <text:p text:style-name="P10">Pros: dynamic, distributed over program lifetime</text:p>
                </text:list-item>
                <text:list-item>
                  <text:p text:style-name="P10">Cons: hard to detect when memory is no longer in use; <text:span text:style-name="T10">extra storage required for counting; O(n) where n is lines of code</text:span></text:p>
                </text:list-item>
              </text:list>
            </text:list-item>
            <text:list-item>
              <text:p text:style-name="P8">Mark-sweep</text:p>
              <text:list>
                <text:list-item>
                  <text:p text:style-name="P8">Only happens when the heap is full – pauses the program to clean-up the heap</text:p>
                </text:list-item>
                <text:list-item>
                  <text:p text:style-name="P8">Mark: every location in the heap that is referenced in run-time area is marked</text:p>
                </text:list-item>
                <text:list-item>
                  <text:p text:style-name="P8">Sweep: everything unmarked is erased and added to the list of free memory space</text:p>
                </text:list-item>
                <text:list-item>
                  <text:p text:style-name="P8">Pros: less space needed than reference counting; <text:span text:style-name="T11">might not even run at all if the program uses little enough memory; reclaims all the free memory</text:span></text:p>
                </text:list-item>
                <text:list-item>
                  <text:p text:style-name="P8">Cons: <text:span text:style-name="T11">stops the entire program; O(n) where n is how many references are made?</text:span></text:p>
                </text:list-item>
              </text:list>
            </text:list-item>
            <text:list-item>
              <text:p text:style-name="P11">Copy-collection</text:p>
              <text:list>
                <text:list-item>
                  <text:p text:style-name="P11">Splits the heap in half: from space and to space</text:p>
                </text:list-item>
                <text:list-item>
                  <text:p text:style-name="P11">Pros: it takes half as much time to run as mark-sweep because the heap is half the size; only copies what has to be copied</text:p>
                </text:list-item>
                <text:list-item>
                  <text:p text:style-name="P11">Cons: stops the program</text:p>
                </text:list-item>
              </text:list>
            </text:list-item>
          </text:list>
        </text:list-item>
        <text:list-item>
          <text:p text:style-name="P6">A lot of strings are arrays of characters, but they are immutable; sometimes have a .replace() method which creates a new location in memor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2pt" style:font-size-asian="10.5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08:52:34.594084000</meta:creation-date>
    <dc:date>2016-03-16T09:46:07.660149000</dc:date>
    <meta:editing-duration>PT6H33M18S</meta:editing-duration>
    <meta:editing-cycles>63</meta:editing-cycles>
    <meta:generator>LibreOffice/5.0.3.2$MacOSX_X86_64 LibreOffice_project/e5f16313668ac592c1bfb310f4390624e3dbfb75</meta:generator>
    <meta:document-statistic meta:table-count="0" meta:image-count="0" meta:object-count="0" meta:page-count="1" meta:paragraph-count="27" meta:word-count="296" meta:character-count="1633" meta:non-whitespace-character-count="1376"/>
  </office:meta>
</office:document-meta>
</file>